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0pt" officeooo:rsid="001da4b7" officeooo:paragraph-rsid="001da4b7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1da4b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21351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33433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0pt" officeooo:rsid="00259380" officeooo:paragraph-rsid="0025938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0pt" officeooo:rsid="003cd09e" officeooo:paragraph-rsid="003cd09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fo:font-weight="bold" officeooo:rsid="00227695" officeooo:paragraph-rsid="0022769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weight="bold" officeooo:rsid="002464f6" officeooo:paragraph-rsid="002464f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0pt" fo:font-weight="bold" officeooo:rsid="0024ea3c" officeooo:paragraph-rsid="0024ea3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fo:font-weight="bold" officeooo:rsid="00259380" officeooo:paragraph-rsid="0025938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28e0a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2af24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1da4b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4daa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74ee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a2b3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b926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pt" fo:font-weight="bold" officeooo:rsid="002ceceb" officeooo:paragraph-rsid="002cece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erif" fo:font-size="10pt" fo:font-weight="bold" officeooo:rsid="003011b5" officeooo:paragraph-rsid="003011b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erif" fo:font-size="10pt" fo:font-weight="bold" officeooo:rsid="0034daa8" officeooo:paragraph-rsid="0034daa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erif" fo:font-size="10pt" fo:font-weight="bold" officeooo:rsid="003cd09e" officeooo:paragraph-rsid="003cd09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erif" fo:font-size="10pt" fo:font-weight="bold" officeooo:rsid="003e4077" officeooo:paragraph-rsid="003e4077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erif" fo:font-size="10pt" fo:font-weight="bold" officeooo:rsid="003e4077" officeooo:paragraph-rsid="00426be2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pt" fo:font-weight="normal" officeooo:rsid="003e4077" officeooo:paragraph-rsid="003e407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0pt" fo:font-weight="normal" officeooo:rsid="003e4077" officeooo:paragraph-rsid="00426be2" style:font-size-asian="10pt" style:font-weight-asian="normal" style:font-size-complex="10pt" style:font-weight-complex="normal"/>
    </style:style>
    <style:style style:name="T1" style:family="text">
      <style:text-properties officeooo:rsid="001da4b7"/>
    </style:style>
    <style:style style:name="T2" style:family="text">
      <style:text-properties style:font-name="sans-serif" fo:font-size="15pt"/>
    </style:style>
    <style:style style:name="T3" style:family="text">
      <style:text-properties fo:font-size="15pt"/>
    </style:style>
    <style:style style:name="T4" style:family="text">
      <style:text-properties officeooo:rsid="0022d9ba"/>
    </style:style>
    <style:style style:name="T5" style:family="text">
      <style:text-properties officeooo:rsid="0028e0a1"/>
    </style:style>
    <style:style style:name="T6" style:family="text">
      <style:text-properties officeooo:rsid="0029fc10"/>
    </style:style>
    <style:style style:name="T7" style:family="text">
      <style:text-properties officeooo:rsid="002af24d"/>
    </style:style>
    <style:style style:name="T8" style:family="text">
      <style:text-properties fo:font-weight="bold" officeooo:rsid="00315580" style:font-weight-asian="bold" style:font-weight-complex="bold"/>
    </style:style>
    <style:style style:name="T9" style:family="text">
      <style:text-properties fo:font-weight="bold" officeooo:rsid="00326166" style:font-weight-asian="bold" style:font-weight-complex="bold"/>
    </style:style>
    <style:style style:name="T10" style:family="text">
      <style:text-properties fo:font-weight="bold" officeooo:rsid="003277ab" style:font-weight-asian="bold" style:font-weight-complex="bold"/>
    </style:style>
    <style:style style:name="T11" style:family="text">
      <style:text-properties officeooo:rsid="0033433b"/>
    </style:style>
    <style:style style:name="T12" style:family="text">
      <style:text-properties officeooo:rsid="0034daa8"/>
    </style:style>
    <style:style style:name="T13" style:family="text">
      <style:text-properties officeooo:rsid="003871cd"/>
    </style:style>
    <style:style style:name="T14" style:family="text">
      <style:text-properties officeooo:rsid="003a2b30"/>
    </style:style>
    <style:style style:name="T15" style:family="text">
      <style:text-properties officeooo:rsid="003b9263"/>
    </style:style>
    <style:style style:name="T16" style:family="text">
      <style:text-properties officeooo:rsid="003f062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26be2"/>
    </style:style>
    <style:style style:name="T19" style:family="text">
      <style:text-properties style:text-underline-style="solid" style:text-underline-width="auto" style:text-underline-color="font-color" officeooo:rsid="0042eee1"/>
    </style:style>
    <style:style style:name="T20" style:family="text">
      <style:text-properties officeooo:rsid="00426b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426be2"/>
    </style:style>
    <style:style style:name="T23" style:family="text">
      <style:text-properties officeooo:rsid="0042eee1"/>
    </style:style>
    <style:style style:name="T24" style:family="text">
      <style:text-properties officeooo:rsid="0043e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de brevet / juin 2021 - Amérique du Nord / <text:span text:style-name="T24">correction</text:span></text:p>
      <text:p text:style-name="P1"/>
      <text:p text:style-name="P2"><text:bookmark text:name="page9R_mcid0"/>Compréhension et compétences d’interprétation (32 points)</text:p>
      <text:p text:style-name="P2"/>
      <text:p text:style-name="P2"><text:bookmark text:name="page9R_mcid1"/><text:bookmark text:name="page9R_mcid2"/><text:bookmark text:name="page9R_mcid3"/>1.a. Quel procédé structure la première strophe de ce poème ? (1,5 point)</text:p>
      <text:p text:style-name="P7">La première strophe utilise une anaphore, c’est-à-dire la répétition du même mot en début de vers.</text:p>
      <text:p text:style-name="P2"><text:bookmark text:name="page9R_mcid4"/>b. Que veut montrer l’auteur par l’utilisation de ce procédé<text:bookmark text:name="page9R_mcid5"/><text:bookmark text:name="page9R_mcid6"/> ? (2 points)</text:p>
      <text:p text:style-name="P7">Aragon insiste par ce biais sur l’importance qu’a le nom de cet inconnu, nom qui <text:span text:style-name="T4">paradoxalement </text:span>ne sera jamais révélé dans le poème. Cet inconnu anonyme représente la France et ses valeurs, à la manière du soldat inconnu. </text:p>
      <text:p text:style-name="P2"/>
      <text:p text:style-name="P2"><text:bookmark text:name="page9R_mcid7"/><text:bookmark text:name="page9R_mcid9"/><text:bookmark text:name="page9R_mcid8"/>2.Le mot «<text:bookmark text:name="page9R_mcid10"/><text:bookmark text:name="page9R_mcid11"/>banal<text:bookmark text:name="page9R_mcid12"/><text:bookmark text:name="page9R_mcid13"/>» est répété aux vers 1 et 17. <text:bookmark text:name="page9R_mcid14"/><text:bookmark text:name="page9R_mcid15"/>a. Relevez deux éléments qui soulignent la banalité du nom évoqué<text:bookmark text:name="page9R_mcid16"/><text:bookmark text:name="page9R_mcid17"/> dans les trois premières strophes. (2 points)</text:p>
      <text:p text:style-name="P8">Le champ lexical de la banalité apparaît aux vers 2 (<text:span text:style-name="T1">«</text:span><text:bookmark text:name="page9R_mcid101"/><text:bookmark text:name="page9R_mcid111"/><text:bookmark text:name="page9R_mcid121"/><text:bookmark text:name="page9R_mcid131"/>simple<text:span text:style-name="T1">»</text:span>), 3 (<text:span text:style-name="T1">«</text:span><text:bookmark text:name="page9R_mcid102"/><text:bookmark text:name="page9R_mcid112"/><text:bookmark text:name="page9R_mcid122"/><text:bookmark text:name="page9R_mcid132"/>sans penser<text:span text:style-name="T1">»</text:span>) et 4 (<text:span text:style-name="T1">«</text:span><text:bookmark text:name="page9R_mcid103"/><text:bookmark text:name="page9R_mcid113"/><text:bookmark text:name="page9R_mcid123"/><text:bookmark text:name="page9R_mcid133"/>tout fait<text:span text:style-name="T1">»</text:span>).</text:p>
      <text:p text:style-name="P2"><text:bookmark text:name="page9R_mcid18"/><text:bookmark text:name="page9R_mcid19"/>b. Pourquoi Aragon insiste<text:bookmark text:name="page9R_mcid20"/>-<text:bookmark text:name="page9R_mcid21"/>t<text:bookmark text:name="page9R_mcid22"/>-<text:bookmark text:name="page9R_mcid23"/>il sur cette banalité<text:bookmark text:name="page9R_mcid24"/><text:bookmark text:name="page9R_mcid25"/> ? (2 points)</text:p>
      <text:p text:style-name="P9">Si ce nom est banal, il peut être celui de n’importe quel Français comme le suggère le titre : n’importe quel homme ayant les valeurs de la France peut se reconnaître dans ce texte.</text:p>
      <text:p text:style-name="P2"/>
      <text:p text:style-name="P2"><text:bookmark text:name="page9R_mcid26"/><text:bookmark text:name="page9R_mcid28"/><text:bookmark text:name="page9R_mcid27"/>3.a. Qui est désigné par le pronom «<text:bookmark text:name="page9R_mcid29"/><text:bookmark text:name="page9R_mcid30"/>il<text:bookmark text:name="page9R_mcid32"/><text:bookmark text:name="page9R_mcid31"/>» au vers 13<text:bookmark text:name="page9R_mcid33"/><text:bookmark text:name="page9R_mcid34"/> ? (2 points)</text:p>
      <text:p text:style-name="P10">Au vers 13 <text:span text:style-name="T1">«</text:span><text:bookmark text:name="page9R_mcid104"/><text:bookmark text:name="page9R_mcid114"/><text:bookmark text:name="page9R_mcid124"/><text:bookmark text:name="page9R_mcid134"/>il<text:span text:style-name="T1">» </text:span>renvoie au glorieux inconnu qui apparaît dès le début du poème. En généralisant, nous comprenons que ce <text:span text:style-name="T1">«</text:span><text:bookmark text:name="page9R_mcid105"/><text:bookmark text:name="page9R_mcid115"/><text:bookmark text:name="page9R_mcid125"/><text:bookmark text:name="page9R_mcid135"/>il<text:span text:style-name="T1">» </text:span>pourrait représenter n’importe qui croyant aux valeurs de la France comme nous l’avons vu à la question précédente.</text:p>
      <text:p text:style-name="P5"/>
      <text:p text:style-name="P2"><text:bookmark text:name="page9R_mcid35"/><text:bookmark text:name="page9R_mcid36"/>b. Relevez dans la quatrième strophe les trois groupes de mots qui désignent le personnage évoqué. (1,5 point)</text:p>
      <text:p text:style-name="P11">«<text:bookmark text:name="page9R_mcid106"/><text:bookmark text:name="page9R_mcid136"/><text:bookmark text:name="page9R_mcid126"/><text:bookmark text:name="page9R_mcid116"/><text:span text:style-name="T5">un enfant</text:span>» <text:span text:style-name="T5">(v. 13)</text:span>, «<text:bookmark text:name="page9R_mcid107"/><text:bookmark text:name="page9R_mcid117"/><text:bookmark text:name="page9R_mcid127"/><text:bookmark text:name="page9R_mcid137"/><text:span text:style-name="T6">celui qui </text:span><text:span text:style-name="T7">regarda</text:span>» <text:span text:style-name="T5">(v. </text:span><text:span text:style-name="T6">14</text:span><text:span text:style-name="T5">) et </text:span>«<text:bookmark text:name="page9R_mcid1071"/><text:bookmark text:name="page9R_mcid1171"/><text:bookmark text:name="page9R_mcid1271"/><text:bookmark text:name="page9R_mcid1371"/><text:span text:style-name="T5">un héros</text:span>» <text:span text:style-name="T5">(v. 16) désignent le personnage évoqué.</text:span></text:p>
      <text:p text:style-name="P2"><text:bookmark text:name="page9R_mcid37"/><text:bookmark text:name="page9R_mcid38"/>c. Quelles étapes de la vie du personnage sont ainsi retracées ? (3 points)</text:p>
      <text:p text:style-name="P12">«<text:bookmark text:name="page9R_mcid1072"/><text:bookmark text:name="page9R_mcid1172"/><text:bookmark text:name="page9R_mcid1272"/><text:bookmark text:name="page9R_mcid1372"/><text:span text:style-name="T7">un enfant</text:span>» <text:span text:style-name="T7">renvoie au début de la vie de ce personnage, </text:span>«<text:bookmark text:name="page9R_mcid1073"/><text:bookmark text:name="page9R_mcid1173"/><text:bookmark text:name="page9R_mcid1273"/><text:bookmark text:name="page9R_mcid1373"/><text:span text:style-name="T7">celui qui regarda</text:span>» <text:span text:style-name="T7">désigne qui il était quand, devenu adulte, il accepta de mourir pour ses idées et </text:span>«<text:bookmark text:name="page9R_mcid1074"/><text:bookmark text:name="page9R_mcid1174"/><text:bookmark text:name="page9R_mcid1274"/><text:bookmark text:name="page9R_mcid1374"/><text:span text:style-name="T7">un héros</text:span>» <text:span text:style-name="T7">renvoie à sa postérité.</text:span></text:p>
      <text:p text:style-name="P13"/>
      <text:p text:style-name="P2"><text:bookmark text:name="page9R_mcid39"/><text:bookmark text:name="page9R_mcid41"/><text:bookmark text:name="page9R_mcid40"/>4. «<text:bookmark text:name="page9R_mcid42"/><text:bookmark text:name="page9R_mcid43"/>Ce nom banal [...] est aujourd’hui sacré pour les gens de chez nous<text:bookmark text:name="page9R_mcid44"/><text:bookmark text:name="page9R_mcid45"/>» (vers<text:bookmark text:name="page9R_mcid46"/><text:bookmark text:name="page9R_mcid47"/> 17<text:bookmark text:name="page9R_mcid48"/>-<text:bookmark text:name="page9R_mcid49"/>18).<text:bookmark text:name="page9R_mcid51"/><text:bookmark text:name="page9R_mcid50"/> Pour quelles raisons l’adjectif sacré est<text:bookmark text:name="page9R_mcid52"/>-<text:bookmark text:name="page9R_mcid53"/>il employé ici? Vous justifierez votre réponse en vous appuyant sur deux passages précis du texte. (4<text:bookmark text:name="page9R_mcid54"/><text:bookmark text:name="page9R_mcid55"/> points)</text:p>
      <text:p text:style-name="P18">L’aspect religieux du mot <text:span text:style-name="T1">«</text:span><text:bookmark text:name="page9R_mcid1075"/><text:bookmark text:name="page9R_mcid1175"/><text:bookmark text:name="page9R_mcid1275"/><text:bookmark text:name="page9R_mcid1375"/>sacré<text:span text:style-name="T1">» </text:span>se retrouve au vers 19 (<text:span text:style-name="T1">«</text:span><text:bookmark text:name="page9R_mcid1076"/><text:bookmark text:name="page9R_mcid1176"/><text:bookmark text:name="page9R_mcid1276"/><text:bookmark text:name="page9R_mcid1376"/>on a mis des fleurs<text:span text:style-name="T1">»</text:span>) et au vers 20 (<text:span text:style-name="T1">«</text:span><text:bookmark text:name="page9R_mcid1077"/><text:bookmark text:name="page9R_mcid1177"/><text:bookmark text:name="page9R_mcid1277"/><text:bookmark text:name="page9R_mcid1377"/>Et les dames en noir priaient à genoux<text:span text:style-name="T1">»</text:span>).</text:p>
      <text:p text:style-name="P2"/>
      <text:p text:style-name="P3"><text:bookmark text:name="page9R_mcid58"/><text:bookmark text:name="page9R_mcid57"/><text:bookmark text:name="page9R_mcid56"/>5. En vous appuyant sur le titre du poème «<text:bookmark text:name="page9R_mcid60"/><text:bookmark text:name="page9R_mcid59"/>X... Français<text:bookmark text:name="page9R_mcid61"/><text:bookmark text:name="page9R_mcid62"/>» et l’ensemble de vos réponses, expliquez pour quelles raisons le personnage est qualifié de «<text:bookmark text:name="page9R_mcid63"/><text:bookmark text:name="page9R_mcid64"/>héros<text:bookmark text:name="page9R_mcid65"/><text:bookmark text:name="page9R_mcid66"/>».<text:bookmark text:name="page9R_mcid67"/><text:bookmark text:name="page9R_mcid68"/> Organisez votre réponse en deux courts paragraphes qui reprendront chacun des éléments évoqués dans les questions précédentes. (6 points)</text:p>
      <text:p text:style-name="P19"><text:tab/>Ce personnage est un héros dans le sens où ce qu’il a accompli est rare et magnifique : il a été tué injustement par des <text:span text:style-name="T1">«</text:span><text:bookmark text:name="page9R_mcid1078"/><text:bookmark text:name="page9R_mcid1178"/><text:bookmark text:name="page9R_mcid1278"/><text:bookmark text:name="page9R_mcid1378"/>bourreaux<text:span text:style-name="T1">» </text:span>(v. 14) et son geste est devenu <text:span text:style-name="T1">«</text:span><text:bookmark text:name="page9R_mcid1079"/><text:bookmark text:name="page9R_mcid1179"/><text:bookmark text:name="page9R_mcid1279"/><text:bookmark text:name="page9R_mcid1379"/>sacré pour les gens de chez nous<text:span text:style-name="T1">» </text:span>(v. 18) .</text:p>
      <text:p text:style-name="P19"><text:tab/>Ce qui rend son geste encore plus beau est que cet homme est un héros du quotidien, un anonyme <text:span text:style-name="T1">«</text:span><text:bookmark text:name="page9R_mcid10710"/><text:bookmark text:name="page9R_mcid11710"/><text:bookmark text:name="page9R_mcid12710"/><text:bookmark text:name="page9R_mcid13710"/>qui ne ferait se retourner personne<text:span text:style-name="T1">» </text:span>(v. 7). Comme la ponctuation dans le titre le suggère, cet homme représente non pas un Français particulier mais n’importe lequel de nos concitoyens croyant aux valeurs de notre pays.</text:p>
      <text:p text:style-name="P3"/>
      <text:p text:style-name="P3"><text:bookmark text:name="page9R_mcid71"/><text:bookmark text:name="page9R_mcid69"/><text:bookmark text:name="page9R_mcid70"/>6.a. Selon vous, que vise à susciter le flou de l’image<text:bookmark text:name="page9R_mcid72"/><text:bookmark text:name="page9R_mcid73"/>? (3 points)</text:p>
      <text:p text:style-name="P3"><text:tab/><text:span text:style-name="T8">Ce montage photographique utilise le flou pour montrer comment l’image a été obtenue; le flou permet de comprendre que nous voyons non pas un visage de soldats mais des dizaines de milliers.</text:span></text:p>
      <text:p text:style-name="P3"><text:bookmark text:name="page9R_mcid74"/><text:bookmark text:name="page9R_mcid75"/><text:soft-page-break/>b. Quels liens pouvez<text:bookmark text:name="page9R_mcid76"/>-<text:bookmark text:name="page9R_mcid77"/>vous établir entre l’image et le poème<text:bookmark text:name="page9R_mcid78"/><text:bookmark text:name="page9R_mcid79"/>? Développez votre réponse en vous appuyant sur des éléments précis extraits du texte et de l’image. (5 points)</text:p>
      <text:p text:style-name="P3"><text:tab/><text:span text:style-name="T8">Le texte utilise divers procédés pour nous convaincre que ce n’est pas un Français particulier qui a agi en héros mais que n’importe quel Français </text:span><text:span text:style-name="T9">croyant aux valeurs de notre pays aurait ainsi agi. Ces procédés sont le champ lexical de la banalité (voir la question 2), la ponctuation expressive dans le titre </text:span><text:span text:style-name="T10">et </text:span><text:span text:style-name="T9">l’anaphore dans la première strophe (voir la question 1).</text:span></text:p>
      <text:p text:style-name="P3"><text:span text:style-name="T9"><text:tab/></text:span><text:span text:style-name="T10">L’image fonctionne de la même manière (voir la question 6a) et nous fait comprendre que nous devons penser non pas à un soldat mais aux dizaines de milliers qui ont combattu lors de la Première Guerre Mondiale. </text:span></text:p>
      <text:p text:style-name="P1"/>
      <text:p text:style-name="P4"><text:bookmark text:name="page9R_mcid82"/>Grammaire et compétences linguistiques (18points)</text:p>
      <text:p text:style-name="P4"/>
      <text:p text:style-name="P4"><text:bookmark text:name="page9R_mcid83"/><text:bookmark text:name="page9R_mcid85"/><text:bookmark text:name="page9R_mcid84"/>7.«<text:bookmark text:name="page9R_mcid86"/><text:bookmark text:name="page9R_mcid87"/>Un nom qui fait échoppe et dont le prénom saigne<text:bookmark text:name="page9R_mcid88"/><text:bookmark text:name="page9R_mcid89"/>».(vers 11)</text:p>
      <text:p text:style-name="P4"><text:bookmark text:name="page9R_mcid90"/><text:bookmark text:name="page9R_mcid92"/><text:bookmark text:name="page9R_mcid91"/>a. Relevez les deux expansions du mot «<text:bookmark text:name="page9R_mcid93"/><text:bookmark text:name="page9R_mcid94"/>nom<text:bookmark text:name="page9R_mcid95"/><text:bookmark text:name="page9R_mcid96"/>». (1 point)</text:p>
      <text:p text:style-name="P14">«qui fait échoppe» <text:span text:style-name="T12">et </text:span>«dont le prénom saigne» <text:span text:style-name="T12">sont les deux expansions du mot </text:span>«<text:span text:style-name="T12">nom</text:span>».</text:p>
      <text:p text:style-name="P4"><text:bookmark text:name="page9R_mcid97"/><text:bookmark text:name="page9R_mcid98"/>b. À quelles classes grammaticales appartiennent ces deux expansions du nom ? (1<text:bookmark text:name="page9R_mcid99"/><text:bookmark text:name="page9R_mcid100"/>point)</text:p>
      <text:p text:style-name="P20">Ces deux expansions sont des propositions subordonnées relatives.</text:p>
      <text:p text:style-name="P4"/>
      <text:p text:style-name="P4"><text:bookmark text:name="page9R_mcid1011"/><text:bookmark text:name="page9R_mcid1031"/><text:bookmark text:name="page9R_mcid1021"/>8.a. Relevez et identifiez les différents temps de la 5e strophe (vers 17 à 20). (3<text:bookmark text:name="page9R_mcid1041"/><text:bookmark text:name="page9R_mcid1051"/>points)</text:p>
      <text:p text:style-name="P15">«<text:span text:style-name="T13">est</text:span>» <text:span text:style-name="T13">est le verbe être à l’indicatif présent, troisième personne du singulier.</text:span></text:p>
      <text:p text:style-name="P16">«<text:span text:style-name="T14">a mis</text:span>» <text:span text:style-name="T14">est le verbe mettre à l’indicatif passé composé, troisième personne du singulier.</text:span></text:p>
      <text:p text:style-name="P17">«<text:span text:style-name="T15">priaient</text:span>» <text:span text:style-name="T15">est le verbe prier à l’indicatif imparfait.</text:span></text:p>
      <text:p text:style-name="P4"><text:bookmark text:name="page9R_mcid10711"/><text:bookmark text:name="page9R_mcid1061"/>b. Indiquez la valeur du temps du dernier de ces verbes. (1 point)</text:p>
      <text:p text:style-name="P21"><text:span text:style-name="T16">Le système de temps est ici ancré dans la situation d’énonciation. </text:span>L’imparfait a ici une valeur descriptive, il s’agit d’une action de second plan.</text:p>
      <text:p text:style-name="P6"/>
      <text:p text:style-name="P4"><text:bookmark text:name="page9R_mcid108"/><text:bookmark text:name="page9R_mcid110"/><text:bookmark text:name="page9R_mcid109"/>9. «<text:bookmark text:name="page9R_mcid1111"/><text:bookmark text:name="page9R_mcid1121"/>inconnus». (vers 4)</text:p>
      <text:p text:style-name="P4"><text:bookmark text:name="page9R_mcid1131"/><text:bookmark text:name="page9R_mcid1141"/>a. Expliquez la formation de ce mot. (1 point)</text:p>
      <text:p text:style-name="P22">Ce mot est formé du préfixe <text:span text:style-name="T1">«</text:span>in-<text:span text:style-name="T1">» </text:span>et du radical <text:span text:style-name="T1">«</text:span>connu<text:span text:style-name="T1">».</text:span></text:p>
      <text:p text:style-name="P4"><text:bookmark text:name="page9R_mcid1161"/><text:bookmark text:name="page9R_mcid1151"/>b. Quel est le sens de ce mot<text:bookmark text:name="page9R_mcid118"/><text:bookmark text:name="page9R_mcid11711"/>?(1 point<text:span text:style-name="T11">)</text:span></text:p>
      <text:p text:style-name="P22">Ce mot signifie <text:span text:style-name="T1">«</text:span>qui n’est pas connu<text:span text:style-name="T1">».</text:span></text:p>
      <text:p text:style-name="P22"/>
      <text:p text:style-name="P25"><text:bookmark text:name="page11R_mcid0"/>10. Réécriture<text:bookmark text:name="page11R_mcid1"/><text:bookmark text:name="page11R_mcid2"/> (10 points)</text:p>
      <text:p text:style-name="P25"><text:bookmark text:name="page11R_mcid3"/><text:bookmark text:name="page11R_mcid5"/><text:bookmark text:name="page11R_mcid4"/>«<text:bookmark text:name="page11R_mcid6"/><text:bookmark text:name="page11R_mcid7"/>Car <text:span text:style-name="T17">il</text:span> fut un enfant comme nous tous hier</text:p>
      <text:p text:style-name="P25"><text:bookmark text:name="page11R_mcid8"/><text:bookmark text:name="page11R_mcid10"/><text:bookmark text:name="page11R_mcid9"/>Celui qui regarda da<text:bookmark text:name="page11R_mcid11"/>ns l'aube ses bourreaux</text:p>
      <text:p text:style-name="P25"><text:bookmark text:name="page11R_mcid12"/><text:bookmark text:name="page11R_mcid13"/>Et les femmes aussi <text:span text:style-name="T17">ce nom</text:span> balbutièrent</text:p>
      <text:p text:style-name="P25"><text:bookmark text:name="page11R_mcid14"/><text:bookmark text:name="page11R_mcid16"/><text:bookmark text:name="page11R_mcid15"/>Sans savoir que ce serait celui d'un héros<text:bookmark text:name="page11R_mcid17"/><text:bookmark text:name="page11R_mcid18"/>»</text:p>
      <text:p text:style-name="P25"><text:bookmark text:name="page11R_mcid19"/><text:bookmark text:name="page11R_mcid20"/>Réécrivez cette strophe en remplaçant «<text:bookmark text:name="page11R_mcid21"/><text:bookmark text:name="page11R_mcid22"/>il<text:bookmark text:name="page11R_mcid23"/><text:bookmark text:name="page11R_mcid24"/>»par «<text:bookmark text:name="page11R_mcid25"/><text:bookmark text:name="page11R_mcid26"/>ils<text:bookmark text:name="page11R_mcid27"/><text:bookmark text:name="page11R_mcid28"/>» et en mettant le mot «<text:bookmark text:name="page11R_mcid29"/><text:bookmark text:name="page11R_mcid30"/>nom<text:bookmark text:name="page11R_mcid31"/><text:bookmark text:name="page11R_mcid32"/>» au pluriel. Vous ferez toutes les modifications nécessaires.</text:p>
      <text:p text:style-name="P24"/>
      <text:p text:style-name="P23">«<text:bookmark text:name="page11R_mcid61"/><text:bookmark text:name="page11R_mcid71"/>Car <text:span text:style-name="T18">ils</text:span> <text:span text:style-name="T17">fu</text:span><text:span text:style-name="T18">rent</text:span> <text:span text:style-name="T18">des</text:span> <text:span text:style-name="T17">enfant</text:span><text:span text:style-name="T18">s</text:span> comme nous tous hier</text:p>
      <text:p text:style-name="P23"><text:span text:style-name="T18">Ceux</text:span> qui <text:span text:style-name="T17">regard</text:span><text:span text:style-name="T18">èrent</text:span> da<text:bookmark text:name="page11R_mcid111"/>ns l'aube <text:span text:style-name="T18">leurs</text:span> bourreaux</text:p>
      <text:p text:style-name="P23"><text:bookmark text:name="page11R_mcid131"/><text:bookmark text:name="page11R_mcid121"/><text:tab/>Et les femmes aussi <text:span text:style-name="T17">ce</text:span><text:span text:style-name="T18">s</text:span><text:span text:style-name="T17"> nom</text:span><text:span text:style-name="T18">s</text:span> balbutièrent</text:p>
      <text:p text:style-name="P23"><text:bookmark text:name="page11R_mcid161"/><text:bookmark text:name="page11R_mcid141"/><text:bookmark text:name="page11R_mcid151"/>Sans savoir que ce serait <text:span text:style-name="T18">ceux</text:span> <text:span text:style-name="T17">d</text:span><text:span text:style-name="T19">e</text:span> héros<text:bookmark text:name="page11R_mcid181"/><text:bookmark text:name="page11R_mcid171"/>»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1:01:28.591012839</meta:creation-date>
    <dc:date>2021-06-09T21:57:54.075920895</dc:date>
    <meta:editing-duration>PT45M45S</meta:editing-duration>
    <meta:editing-cycles>32</meta:editing-cycles>
    <meta:generator>LibreOffice/7.1.3.2$Linux_X86_64 LibreOffice_project/10$Build-2</meta:generator>
    <meta:document-statistic meta:table-count="0" meta:image-count="0" meta:object-count="0" meta:page-count="2" meta:paragraph-count="53" meta:word-count="985" meta:character-count="5716" meta:non-whitespace-character-count="4776"/>
  </office:meta>
</office:document-meta>
</file>